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llbackObjectToStringConverter.getConvertibl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ObjectToStringConverter.convert( @ Nullable Object source , TypeDescriptor sourceType , TypeDescriptor targe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llbackObjectToStringConverter.matches( TypeDescriptor sourceType , TypeDescriptor target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